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NFS_SERVER:<text:line-break/><text:line-break/>    $ sudo apt-get install portmap nfs-kernel-server<text:line-break/>    $ sudo gedit /etc/exports<text:line-break/>    ex: /home/takkaakb/rootfs/jessie-armhf *(rw,sync,no_subtree_check,no_root_squash)<text:line-break/><text:line-break/>    $ sudo exportfs -ra<text:line-break/>    $ sudo /etc/init.d/nfs-kernel-server restart<text:line-break/>BOOTING-ON_BOARD:<text:line-break/>NOW open minicom port in host and connect bbb to host<text:line-break/>then select harware settings to no and then exit<text:line-break/>recstart bbb then we get following line<text:line-break/>Press SPACE to abort autoboot in 2 seconds<text:line-break/>now we enter the following on console<text:line-break/>setenv serverip 192.168.4.152<text:line-break/>setenv ipaddr 192.168.4.121<text:line-break/>setenv bootcmd 'tftp 0x81000000 zImage; tftp 0x82000000 am335x-boneblack.dtb; bootz 0x81000000 – 0x82000000'<text:line-break/>setenv bootargs console=ttyO0,115200 root=/dev/nfs nfsroot=192.168.4.152:/home/takkaakb/bbb/booting/rootfs/jessie-armhf rw rootwait ip=192.168.4.121<text:line-break/>boo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8:45:02.545319118</meta:creation-date>
    <dc:date>2019-08-09T18:45:19.219838515</dc:date>
    <meta:editing-duration>P0D</meta:editing-duration>
    <meta:editing-cycles>1</meta:editing-cycles>
    <meta:document-statistic meta:table-count="0" meta:image-count="0" meta:object-count="0" meta:page-count="1" meta:paragraph-count="1" meta:word-count="92" meta:character-count="826" meta:non-whitespace-character-count="712"/>
    <meta:generator>LibreOffice/4.2.8.2$Linux_X86_64 LibreOffice_project/420m0$Build-2</meta:generator>
  </office:meta>
</office:document-meta>
</file>